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2" svg:font-family="StarSymbol" style:font-pitch="variable" style:font-charset="x-symbol"/>
    <style:font-face style:name="StarSymbol" svg:font-family="StarSymbol"/>
    <style:font-face style:name="Tahoma2"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3" style:family="paragraph" style:parent-style-name="Text_20_body">
      <style:paragraph-properties fo:text-align="center" style:justify-single-word="false"/>
      <style:text-properties style:font-name="Arial1"/>
    </style:style>
    <style:style style:name="P4" style:family="paragraph" style:parent-style-name="Text_20_body">
      <style:paragraph-properties fo:text-align="start" style:justify-single-word="false"/>
      <style:text-properties style:font-name="Arial1"/>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list-style-name="L2"/>
    <style:style style:name="P11" style:family="paragraph" style:parent-style-name="Text_20_body">
      <style:paragraph-properties fo:padding="0.0201in" fo:border="0.0008in solid #000000" style:shadow="none"/>
    </style:style>
    <style:style style:name="P12" style:family="paragraph" style:parent-style-name="Text_20_body">
      <style:paragraph-properties fo:padding="0in" fo:border="none" style:shadow="none"/>
    </style:style>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min-label-width="0.2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3">
      <text:list-level-style-bullet text:level="1" text:style-name="Bullet_20_Symbols" style:num-suffix="." text:bullet-char="•">
        <style:list-level-properties text:min-label-width="0.2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
      <text:p text:style-name="P2"/>
      <text:p text:style-name="P2"/>
      <text:p text:style-name="P2"/>
      <text:p text:style-name="P2">Aigaion 2.0 – Implementation plan</text:p>
      <text:p text:style-name="P3"/>
      <text:p text:style-name="P3"/>
      <text:p text:style-name="P3">March 2007</text:p>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5f_5f_5f_5f_5f_5f_5f_5f_5f_5f_5f_5f_5f_5f_5f_20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Table of Contents</text:p>
          </text:index-title>
          <text:p text:style-name="P6"><text:s text:c="2"/>Introduction<text:tab/>3</text:p>
        </text:index-body>
      </text:table-of-content>
      <text:p text:style-name="Text_20_body"/>
      <text:h text:style-name="P7" text:outline-level="1">Introduction</text:h>
      <text:p text:style-name="Text_20_body">The Aigaion bibliography system has evolved from a basic bibliography manager to a dedicated system offering users support in organizing their bibliographies. Over time it has attracted a widespread user base, which in turn has led to the development of many improvements and extensions. In order to be able to offer more flexible integration of Aigaion in other systems and to enable easier functionality enhancements, a new core software architecture is needed.</text:p>
      <text:p text:style-name="Text_20_body">In this document we discuss a multitude of issues and considerations <text:span text:style-name="T1">that crop up in the process of implementing the design as discussed in the Aigaion 2 Development Plan.</text:span></text:p>
      <text:p text:style-name="P8">This document is mainly intended for support of internal discussion and for recording some implementation decisions.</text:p>
      <text:p text:style-name="Text_20_body"/>
      <text:p text:style-name="P9">The Aigaion Team.</text:p>
      <text:p text:style-name="P9"/>
      <text:h text:style-name="P7" text:outline-level="1">Structure of this document.</text:h>
      <text:p text:style-name="Text_20_body">There is none, yet. Right now this is just a long list of random topics that we want to write down that bear some relevance to our implementation process.</text:p>
      <text:h text:style-name="P7" text:outline-level="1">Controllers</text:h>
      <text:p text:style-name="Text_20_body">Here we start to build up a list of CI controllers that we expect to implement. First we record some general principles that will lead the choices. After that we will start to list the controllers.</text:p>
      <text:h text:style-name="Heading_20_2" text:outline-level="2">General principles</text:h>
      <text:p text:style-name="Text_20_body"/>
      <text:p text:style-name="Text_20_body">There are different types of controllers. </text:p>
      <text:list text:style-name="L2">
        <text:list-item>
          <text:p text:style-name="P10">Some controllers lead ultimately to the rendering of a complete HTML page, such as the main topic tree page.</text:p>
        </text:list-item>
        <text:list-item>
          <text:p text:style-name="P10">Some controllers lead to the rendering of a partial HTML fragment, enclosed in a DIV, such as the controller that returns a formatted version of exactly one publication summary. </text:p>
        </text:list-item>
        <text:list-item>
          <text:p text:style-name="P10">Some controllers do not lead to an HTML page, but are rather access points for performing a certain action within the system, such as creating a user or modifying a note. This type of controller might redirect, after completion, to another controller that <text:span text:style-name="T2">does</text:span> render HTML content, but of itself the controller does not render HTML.</text:p>
        </text:list-item>
      </text:list>
      <text:p text:style-name="P11">Q: Do we want to make this distinction somehow more visible in our choice of URL segment names that lead to the different types of controller?</text:p>
      <text:p text:style-name="P12"/>
      <text:p text:style-name="P12"/>
      <text:p text:style-name="P12">There are different entity types/object types/whatever you want to call them in Aigaion. Preferably, we use an as-consistent-as-possible approach to defining controllers for them (create, change, edit, delete, view, ... are all concepts relevant to each of those entity types).</text:p>
      <text:p text:style-name="P12"/>
      <text:p text:style-name="P12"/>
      <text:p text:style-name="P11">Q: Do we want to make different controllers for the <text:span text:style-name="T2">form </text:span><text:span text:style-name="T1">that interfaces to a certain functionality (e.g. delete confirmation form, or publication edit form) and the </text:span><text:span text:style-name="T2">action</text:span><text:span text:style-name="T1"> that actually executes the form (publication/edit and publication/commit)? Or do we want to do this with a fork at the beginning of the controller (publication/edit and publication/edit/commit)?</text:span></text:p>
      <text:p text:style-name="P12"/>
      <text:p text:style-name="P12"/>
      <text:p text:style-name="P12">Lists vs single entities, separating data structures, and database access providing objects, with the last subclassing CI Model, but the first not (something for Wietse to write, I think)</text:p>
      <text:p text:style-name="P12"/>
      <text:h text:style-name="P7" text:outline-level="1">Asynchronous access</text:h>
      <text:h text:style-name="Heading_20_2" text:outline-level="2">Replacing the content of an element </text:h>
      <text:p text:style-name="Text_20_body">Replacing the content of an element with the returned results from an asynch link:</text:p>
      <text:p text:style-name="Text_20_body">Explain the usefullness of the $nowrap parameter in subviews.</text:p>
      <text:h text:style-name="P7" text:outline-level="1">Thingies that are useful</text:h>
      <text:h text:style-name="Heading_20_2" text:outline-level="2">Message and error feedback</text:h>
      <text:h text:style-name="Heading_20_2" text:outline-level="2">Return page stack</text:h>
      <text:h text:style-name="Heading_20_2" text:outline-level="2">Updates to new versions</text:h>
      <text:list text:style-name="L3">
        <text:list-item>
          <text:p text:style-name="P13">describe mechanisms for schema update</text:p>
        </text:list-item>
        <text:list-item>
          <text:p text:style-name="P13">we should make something that locks the site after installing a new release, in such a way that only a Dbadmin can log in. When the version of the code does not match the version of the database, you can never be quite sure what things will happen... E.g.: add in code info about CODE version; if it does not match DATABASE version, lock site. Only DBAdmin can login --&gt; whose login will automatically trigger update calls? And even have the update call first push a database backup towards the client? </text:p>
        </text:list-item>
      </text:list>
      <text:p text:style-name="Text_20_body"/>
      <text:p text:style-name="Text_20_body">checkschema:</text:p>
      <text:p text:style-name="Text_20_body"><text:s text:c="4"/>make a basic infrastructure that is NOT affected by the way in which we choose, in the end, to perform our schema updates, but that offers the following functionalities:</text:p>
      <text:p text:style-name="Text_20_body"><text:s text:c="5"/>- check upon every logged-in page access whether the version of the database matches the version of the code. If so, do nothing.</text:p>
      <text:p text:style-name="Text_20_body"><text:s text:c="5"/>- if not: lock down the site. </text:p>
      <text:p text:style-name="Text_20_body"><text:s text:c="8"/>- logout the logged user</text:p>
      <text:p text:style-name="Text_20_body"><text:s text:c="8"/>- upon a new login, with a locked site: </text:p>
      <text:p text:style-name="Text_20_body"><text:s text:c="12"/>- if user is not a dbadmin, fail with a message</text:p>
      <text:p text:style-name="Text_20_body"><text:s text:c="12"/>- if user is a dbadmin, proceed to update the schema</text:p>
      <text:p text:style-name="Text_20_body"><text:s text:c="8"/></text:p>
      <text:p text:style-name="Text_20_body"><text:s text:c="4"/>The actual schema updates are not implemented yet; only the lockdown mechanism will be created for starters</text:p>
      <text:p text:style-name="Text_20_body"><text:s text:c="4"/></text:p>
      <text:h text:style-name="P7" text:outline-level="1">Documentation</text:h>
      <text:h text:style-name="Heading_20_2" text:outline-level="2">Controllers</text:h>
      <text:p text:style-name="Text_20_body">Each controller access point should document at least: </text:p>
      <text:list text:style-name="L4">
        <text:list-item>
          <text:p text:style-name="P14">name: url </text:p>
        </text:list-item>
        <text:list-item>
          <text:p text:style-name="P14">function: what does it do? </text:p>
        </text:list-item>
        <text:list-item>
          <text:p text:style-name="P14">Failure conditions</text:p>
        </text:list-item>
        <text:list-item>
          <text:p text:style-name="P14">url parameters: to be passed through segments and their meaning </text:p>
        </text:list-item>
        <text:list-item>
          <text:p text:style-name="P14">post parameters: to be passed via POST and their meaning </text:p>
        </text:list-item>
        <text:list-item>
          <text:p text:style-name="P14">result: full page or partial </text:p>
        </text:list-item>
        <text:list-item>
          <text:p text:style-name="P14">redirect: if appropriate, where will page redirect </text:p>
        </text:list-item>
        <text:list-item>
          <text:p text:style-name="P14">furthermore it would be sensible if we also say something about which views are used by the controller and in what context the controller gets called </text:p>
        </text:list-item>
      </text:list>
      <text:h text:style-name="Heading_20_2" text:outline-level="2">Views</text:h>
      <text:p text:style-name="Text_20_body">Each view should at least document at the beginning of the file: </text:p>
      <text:list text:style-name="L5">
        <text:list-item>
          <text:p text:style-name="P15">name of view </text:p>
        </text:list-item>
        <text:list-item>
          <text:p text:style-name="P15">expected parameters passed through load view and through load vars</text:p>
        </text:list-item>
        <text:list-item>
          <text:p text:style-name="P15">what it displays</text:p>
        </text:list-item>
        <text:list-item>
          <text:p text:style-name="P15">furthermore it would be sensible if we also say something about in what context the view gets called</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2" svg:font-family="StarSymbol" style:font-pitch="variable" style:font-charset="x-symbol"/>
    <style:font-face style:name="StarSymbol" svg:font-family="StarSymbol"/>
    <style:font-face style:name="Tahoma2"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1"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008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7-03-20T21:08:41</meta:creation-date>
    <dc:date>2007-04-25T23:19:45</dc:date>
    <dc:language>en-US</dc:language>
    <meta:editing-cycles>12</meta:editing-cycles>
    <meta:editing-duration>P1DT0H4M16S</meta:editing-duration>
    <meta:user-defined meta:name="Info 1"/>
    <meta:user-defined meta:name="Info 2"/>
    <meta:user-defined meta:name="Info 3"/>
    <meta:user-defined meta:name="Info 4"/>
    <meta:document-statistic meta:table-count="0" meta:image-count="0" meta:object-count="0" meta:page-count="8" meta:paragraph-count="60" meta:word-count="846" meta:character-count="5152"/>
  </office:meta>
</office:document-meta>
</file>